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ControllerRegistration.setApplicationContext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ControllerRegistration.setViewName( String 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ControllerRegistration.getVie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ControllerRegistration.ViewControllerRegistration( String ur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ControllerRegistration.setStatusCode(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ControllerRegistration.get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